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1d62" officeooo:paragraph-rsid="00141d62"/>
    </style:style>
    <style:style style:name="P2" style:family="paragraph" style:parent-style-name="Standard">
      <style:text-properties style:text-underline-style="solid" style:text-underline-width="auto" style:text-underline-color="font-color" officeooo:rsid="00141d62" officeooo:paragraph-rsid="00141d62"/>
    </style:style>
    <style:style style:name="P3" style:family="paragraph" style:parent-style-name="Standard">
      <style:text-properties style:text-underline-style="solid" style:text-underline-width="auto" style:text-underline-color="font-color" officeooo:rsid="0014fe3d" officeooo:paragraph-rsid="0014fe3d"/>
    </style:style>
    <style:style style:name="P4" style:family="paragraph" style:parent-style-name="Standard">
      <style:text-properties officeooo:rsid="0014fe3d" officeooo:paragraph-rsid="0014fe3d"/>
    </style:style>
    <style:style style:name="P5" style:family="paragraph" style:parent-style-name="Standard">
      <style:text-properties style:text-underline-style="solid" style:text-underline-width="auto" style:text-underline-color="font-color" officeooo:rsid="0015f853" officeooo:paragraph-rsid="0015f853"/>
    </style:style>
    <style:style style:name="P6" style:family="paragraph" style:parent-style-name="Standard">
      <style:text-properties style:text-underline-style="none" officeooo:rsid="0015f853" officeooo:paragraph-rsid="0015f853"/>
    </style:style>
    <style:style style:name="P7" style:family="paragraph" style:parent-style-name="Standard">
      <style:text-properties style:text-underline-style="none" officeooo:rsid="0016e486" officeooo:paragraph-rsid="0016e486"/>
    </style:style>
    <style:style style:name="P8" style:family="paragraph" style:parent-style-name="Standard">
      <style:text-properties style:text-underline-style="solid" style:text-underline-width="auto" style:text-underline-color="font-color" officeooo:rsid="0016e486" officeooo:paragraph-rsid="0016e486"/>
    </style:style>
    <style:style style:name="P9" style:family="paragraph" style:parent-style-name="Standard">
      <style:text-properties style:text-underline-style="none" officeooo:rsid="00184d61" officeooo:paragraph-rsid="00184d61"/>
    </style:style>
    <style:style style:name="P10" style:family="paragraph" style:parent-style-name="Standard">
      <style:text-properties style:text-underline-style="solid" style:text-underline-width="auto" style:text-underline-color="font-color" officeooo:rsid="00184d61" officeooo:paragraph-rsid="00184d61"/>
    </style:style>
    <style:style style:name="P11" style:family="paragraph" style:parent-style-name="Standard">
      <style:text-properties style:text-underline-style="solid" style:text-underline-width="auto" style:text-underline-color="font-color" officeooo:rsid="0019c2dc" officeooo:paragraph-rsid="0019c2dc"/>
    </style:style>
    <style:style style:name="P12" style:family="paragraph" style:parent-style-name="Standard">
      <style:text-properties style:text-underline-style="none" officeooo:rsid="0019c2dc" officeooo:paragraph-rsid="0019c2d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6e486"/>
    </style:style>
    <style:style style:name="T3" style:family="text">
      <style:text-properties officeooo:rsid="0014fe3d"/>
    </style:style>
    <style:style style:name="T4" style:family="text">
      <style:text-properties style:text-underline-style="solid" style:text-underline-width="auto" style:text-underline-color="font-color" officeooo:rsid="0019c2dc"/>
    </style:style>
    <style:style style:name="T5" style:family="text">
      <style:text-properties officeooo:rsid="0019c2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D</text:span>: Solicitar licencia</text:p>
      <text:p text:style-name="P1"/>
      <text:p text:style-name="P1"><text:span text:style-name="T1">Título</text:span>: Como empleado autenticado quiero solicitar una licencia para poder tomarme unas vacaciones.</text:p>
      <text:p text:style-name="P1"/>
      <text:p text:style-name="P1"><text:span text:style-name="T1">Reglas de negocio</text:span>:</text:p>
      <text:p text:style-name="P1"/>
      <text:p text:style-name="P1"><text:tab/>1. el empleado debe tener más de 1 mes de antigüedad.</text:p>
      <text:p text:style-name="P1"><text:tab/>2. el empleado no debe tener una licencia vigente.</text:p>
      <text:p text:style-name="P1"/>
      <text:p text:style-name="P2">Criterios de acep<text:span text:style-name="T2">ta</text:span>ción</text:p>
      <text:p text:style-name="P1"/>
      <text:p text:style-name="P2">Escenario 1: solicitud exitosa</text:p>
      <text:p text:style-name="P1"/>
      <text:p text:style-name="P1">Dado el CUIL 20463454001 perteneciente a un empleado sin ninguna licencia vigente y con 5 meses de antigüedad, y la matrícula 1234 perteneciente a un médico</text:p>
      <text:p text:style-name="P1"/>
      <text:p text:style-name="P1">Cuando el empleado ingresa <text:span text:style-name="T3">CUIL 20463454001, </text:span>licencia presencial, <text:s/>fecha de inicio de reposo 15/12/2025, <text:span text:style-name="T3">diagnóstico gripe, número </text:span>matrícula 1234, para titutlar <text:span text:style-name="T3">y presiona “solicitar”</text:span></text:p>
      <text:p text:style-name="P1"/>
      <text:p text:style-name="P1">Entonces el sistema genera un código de licencia y lo envía al vía mail a la casilla del empleado con la confirmación de licencia y los días otorgados.</text:p>
      <text:p text:style-name="P1"/>
      <text:p text:style-name="P1"/>
      <text:p text:style-name="P3">Escenario 2: solicitud fallida por falta de antigüedad</text:p>
      <text:p text:style-name="P4"/>
      <text:p text:style-name="P4">Dado el CUIL 20463454212 perteneciente a un empleado con 15 días de antigüedad</text:p>
      <text:p text:style-name="P4"/>
      <text:p text:style-name="P4">Cuando el empleado ingresa CUIL 20463454212, licencia presencial, fecha de inicio de reposo 15/12/2025, diagnóstico gripe, número de matrícula 1234, para titular y presiona “solicitar”</text:p>
      <text:p text:style-name="P4"/>
      <text:p text:style-name="P4">Entonces el sistema informa “el empleado no tiene la antigüedad suficiente”</text:p>
      <text:p text:style-name="P4"/>
      <text:p text:style-name="P4"/>
      <text:p text:style-name="P3">Escenario 3: solicitud fallida por licencia vigente</text:p>
      <text:p text:style-name="P4"/>
      <text:p text:style-name="P4">Dado el CUIL 222222222 perteneciente a un empleado con licencia vigente</text:p>
      <text:p text:style-name="P4"/>
      <text:p text:style-name="P4">Cuando el empleado ingresa CUIL 2222222222, licencia presencial, fecha de inicio de reposo 15/12/2025, diagnóstico gripe, número de matrícula 1234, para titular y presiona “solicitar”</text:p>
      <text:p text:style-name="P4"/>
      <text:p text:style-name="P4">Entonces el sistema informa “empleado tiene 1 licencia vigente”</text:p>
      <text:p text:style-name="P4"/>
      <text:p text:style-name="P5">Escenario 4: solicitud fallida por CUIL inexistente</text:p>
      <text:p text:style-name="P5"/>
      <text:p text:style-name="P6">Dado el CUIL 333333333 inexistente</text:p>
      <text:p text:style-name="P6"/>
      <text:p text:style-name="P6">Cuando el empleado ingresa CUIL 3333333333, licencia presencial, fecha de inicio de reposo 15/12/2025, diagnósitico gripe, número de matrícula 1234, para titular y presiona “solicitar”</text:p>
      <text:p text:style-name="P6"/>
      <text:p text:style-name="P6">Entonces el sistema informa “CUIL inexistente”</text:p>
      <text:p text:style-name="P6"/>
      <text:p text:style-name="P5"><text:soft-page-break/>Escenario 5: solicitud fallida por CUIL no perteneciente a un empleado</text:p>
      <text:p text:style-name="P6"/>
      <text:p text:style-name="P6">Dado el CUIL 4444444444 no perteneciente a ningún empleado</text:p>
      <text:p text:style-name="P6"/>
      <text:p text:style-name="P6">Cuando el empleado ingresa CUIL 4444444444, licencia presencial, fecha de inicio de reposo 15/12/2025, diagnósitico gripe, número de matrícula 1234, para titular y presiona “solicitar”</text:p>
      <text:p text:style-name="P6"/>
      <text:p text:style-name="P6">Entonces el sistema informa “CUIL <text:span text:style-name="T2">no perteneciente a ningún empleado”</text:span></text:p>
      <text:p text:style-name="P6"/>
      <text:p text:style-name="P7"/>
      <text:p text:style-name="P8">Escenario 6: solicitud fallida por matrícula inexistente</text:p>
      <text:p text:style-name="P7"/>
      <text:p text:style-name="P7">Dada la matrícula 4321 que no pertenece a ningún médico en el sistema</text:p>
      <text:p text:style-name="P7"/>
      <text:p text:style-name="P7">Cuando el empleado ingresa CUIL 6666666666, licencia presencial, fecha de inicio de reposo 15/12/2025, diagnósitico gripe, número de matrícula 4321, para titular y presiona “solicitar”</text:p>
      <text:p text:style-name="P7"/>
      <text:p text:style-name="P7">Entonces el sistema informa “la matricula ingresada no es válida”</text:p>
      <text:p text:style-name="P7"/>
      <text:p text:style-name="P7"/>
      <text:p text:style-name="P9">ID: Consultar licencias solicitadas</text:p>
      <text:p text:style-name="P9"/>
      <text:p text:style-name="P9"><text:span text:style-name="T1">Título</text:span>: Como administrativo quiero consultar las licencias solicitadas para ver quienes estarán en el trabajo.</text:p>
      <text:p text:style-name="P9"/>
      <text:p text:style-name="P9"><text:span text:style-name="T1">Reglas</text:span>:</text:p>
      <text:p text:style-name="P9"><text:tab/>1. Se puede imprimir un informe por mes para cada empleado</text:p>
      <text:p text:style-name="P9"/>
      <text:p text:style-name="P10">Criterios de aceptación</text:p>
      <text:p text:style-name="P10"/>
      <text:p text:style-name="P10">Escenario 1: consulta exitosa</text:p>
      <text:p text:style-name="P9"/>
      <text:p text:style-name="P9">Dado el CUIL 11111111 perteneciente a un empleado el cual no tiene ningún informe impreso en el mes actual</text:p>
      <text:p text:style-name="P9"/>
      <text:p text:style-name="P9">Cuando el administrativo ingresa CUIL 11111111, rango desde 1/1/2025 hasta 1/2/2025 y presiona “consultar”</text:p>
      <text:p text:style-name="P9"/>
      <text:p text:style-name="P9">Entonces el sistema imprime un informe del empleado</text:p>
      <text:p text:style-name="P9"/>
      <text:p text:style-name="P9"/>
      <text:p text:style-name="P10">Escenario 2: consulta fallida por CUIL inexistente </text:p>
      <text:p text:style-name="P9"/>
      <text:p text:style-name="P9">Dado el CUIL 222222222 inexistente</text:p>
      <text:p text:style-name="P9"/>
      <text:p text:style-name="P9">Cuando el administrativo ingresa CUIL 222222222, rango desde 1/1/2025 hasta 1/2/2025 y presiona “consultar”</text:p>
      <text:p text:style-name="P9"/>
      <text:p text:style-name="P9">Entonces el sistema informa CUIL inexistente</text:p>
      <text:p text:style-name="P9"/>
      <text:p text:style-name="P9"/>
      <text:p text:style-name="P9"/>
      <text:p text:style-name="P9"><text:soft-page-break/><text:span text:style-name="T1">Escenario </text:span><text:span text:style-name="T4">3</text:span><text:span text:style-name="T1">: consulta fallida por CUIL </text:span><text:span text:style-name="T4">no perteneciente a nigún empleado</text:span> </text:p>
      <text:p text:style-name="P9"/>
      <text:p text:style-name="P9">Dado el CUIL 666666666 no perteneciente a ningún empleado</text:p>
      <text:p text:style-name="P9"/>
      <text:p text:style-name="P9">Cuando el administrativo ingresa CUIL 6666666666, rango desde 1/1/2025 hasta 1/2/2025 y presiona “consultar”</text:p>
      <text:p text:style-name="P9"/>
      <text:p text:style-name="P9">Entonces el sistema informa CUIL <text:span text:style-name="T5">no perteneciente a ningún empleado</text:span></text:p>
      <text:p text:style-name="P9"/>
      <text:p text:style-name="P11">Escenario 4: consulta fallida por informe impreso en este mes</text:p>
      <text:p text:style-name="P12"/>
      <text:p text:style-name="P12">Dado el CUIL 999999999 perteneciente a un empleado el cual tiene 1 informe impreso en el mes actual</text:p>
      <text:p text:style-name="P12"/>
      <text:p text:style-name="P12">Cuando el administrativo ingresa CUIL 9999999999, rango desde 1/1/2025 hasta 1/2/2025 y presiona “consultar”</text:p>
      <text:p text:style-name="P12"/>
      <text:p text:style-name="P12">Entonces el sistema informa que el empleado ya tiene un informe impreso en este me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16:39:12.144184300</meta:creation-date>
    <dc:date>2025-11-27T23:40:56.026061800</dc:date>
    <meta:editing-duration>PT4H47M47S</meta:editing-duration>
    <meta:editing-cycles>1</meta:editing-cycles>
    <meta:document-statistic meta:table-count="0" meta:image-count="0" meta:object-count="0" meta:page-count="4" meta:paragraph-count="51" meta:word-count="598" meta:character-count="4034" meta:non-whitespace-character-count="3481"/>
    <meta:generator>LibreOffice/25.8.3.2$Windows_X86_64 LibreOffice_project/8ca8d55c161d602844f5428fa4b58097424e324e</meta:generator>
  </office:meta>
</office:document-meta>
</file>